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position=""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6"/>
        <table:table-row table:style-name="ro1">
          <table:table-cell table:style-name="ce24" office:value-type="string" calcext:value-type="string">
            <text:p>TESTS RUN AT $2015-03-02T22:41:27.336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Tests.rsc|: 17 tests executed; 3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copeTests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2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4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Extending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arserGeneratorTests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6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: 8 tests executed; 2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VisitTests.rsc|(15659,108,&lt;466,0&gt;,&lt;466,10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Booleans.rsc|(2186,236165,&lt;75,0&gt;,&lt;5269,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(492,404,&lt;29,0&gt;,&lt;54,1&gt;): FALSE java.lang.NullPointerException; function: <text:s/>☞ isDefined2({}); instruction: PRINTLN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(2801,68,&lt;114,0&gt;,&lt;114,68&gt;): FALSE java.lang.ArrayIndexOutOfBoundsException: 0; function: <text:s/>☞ dispatchTest({}); instruction: STOREVAR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-1687708291}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; function: <text:s/>☞ implodeExpr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; function: <text:s/>☞ implodeExpr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; function: <text:s/>☞ implodeExp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; function: <text:s/>☞ implodeExp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(1040,143,&lt;19,0&gt;,&lt;19,143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ypes/tests/UtilTests.rsc|(930,109,&lt;18,0&gt;,&lt;18,109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SUMMARY: 4511 tests executed; 32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IsDefined.rsc|: java.lang.NullPointerException; function: <text:s/>☞ isDefined2({}); instruction: PRINTLN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: java.lang.ArrayIndexOutOfBoundsException: 0; function: <text:s/>☞ dispatchTest({}); instruction: STOREVAR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demo/lang/Lisra/Test.rsc|: Cannot execute due to compilation errors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r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r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88">
          <table:table-cell table:style-name="ce25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5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5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00:57:28.6341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3-03T00:57:42.831452000</dc:date>
    <meta:editing-duration>P36DT23H9M57S</meta:editing-duration>
    <meta:editing-cycles>140</meta:editing-cycles>
    <meta:generator>LibreOffice/4.4.1.2$MacOSX_X86_64 LibreOffice_project/45e2de17089c24a1fa810c8f975a7171ba4cd432</meta:generator>
    <meta:document-statistic meta:table-count="4" meta:cell-count="392" meta:object-count="0"/>
  </office:meta>
</office:document-meta>
</file>